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3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7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0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2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1815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57b7d"/>
    </style:style>
    <style:style style:name="T12" style:family="text">
      <style:text-properties officeooo:rsid="0018154d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5" style:family="text">
      <style:text-properties officeooo:rsid="0025c4a5"/>
    </style:style>
    <style:style style:name="T16" style:family="text">
      <style:text-properties officeooo:rsid="002f8bd1" fo:background-color="transparent" loext:char-shading-value="0"/>
    </style:style>
    <style:style style:name="T17" style:family="text">
      <style:text-properties officeooo:rsid="002f8bd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1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6">Nome completo do viajante (conforme RG/Passaporte): </text:p>
            <text:p text:style-name="P23">{nome}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3">{rg}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4">{cpf}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8">Data nascimento: <text:span text:style-name="T17">{dtNasc}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2"><text:span text:style-name="Fonte_20_parág._20_padrão"><text:span text:style-name="T8">( </text:span></text:span><text:span text:style-name="Fonte_20_parág._20_padrão"><text:span text:style-name="T9">{col}</text:span></text:span><text:span text:style-name="Fonte_20_parág._20_padrão"><text:span text:style-name="T8"> ) Colaborador <text:s text:c="23"/>( </text:span></text:span><text:span text:style-name="Fonte_20_parág._20_padrão"><text:span text:style-name="T9">{bol}</text:span></text:span><text:span text:style-name="Fonte_20_parág._20_padrão"><text:span text:style-name="T8"> ) Bolsista/Voluntário <text:s text:c="27"/>( </text:span></text:span><text:span text:style-name="Fonte_20_parág._20_padrão"><text:span text:style-name="T9">{ter}</text:span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( <text:span text:style-name="T17">{trab}</text:span> ) Viagem a trabalho <text:s text:c="5"/>( <text:span text:style-name="T17">{eve}</text:span> ) Evento/Congresso <text:s text:c="10"/>( <text:span text:style-name="T17">{trei}</text:span> ) Viagem treinamento/aprimor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3">Nome e Número Convênio: <text:span text:style-name="T17">{projet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1"><text:span text:style-name="T6">Nº centro de custo: </text:span><text:span text:style-name="T7">40503002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4">Fonte de recurso: <text:span text:style-name="T15">0301011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19">Atividade: <text:span text:style-name="T12">COPEL.001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19">Meta que rege a viagem: <text:span text:style-name="T11">FPTI-RC4376/RC4377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0">Origem: <text:span text:style-name="T17">{origem}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0">Destino: <text:span text:style-name="T17">{destin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4">Data ida: <text:span text:style-name="T17">{dtIda}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4">Data volta: <text:span text:style-name="T17">{dtVolta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7">{justificativa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5">Observações: <text:span text:style-name="T16">{observacoes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7">{passagem}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7">{anf}</text:span> ) Aérea nacional (com franquia de bagagem)</text:p>
            <text:p text:style-name="P10">( <text:span text:style-name="T17">{an}</text:span> ) Aérea nacional (sem franquia de bagagem)</text:p>
            <text:p text:style-name="P10">( <text:span text:style-name="T17">{ai}</text:span> ) Aérea internacional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7">{tn}</text:span> ) Terrestre nacional</text:p>
            <text:p text:style-name="P10">( <text:span text:style-name="T17">{ti} </text:span>) Terrestre internacional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7">{veiculo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7">{loc}</text:span> <text:span text:style-name="T12">)</text:span> Veículo locado*</text:p>
          </table:table-cell>
          <table:covered-table-cell/>
          <table:table-cell table:style-name="Tabela2.C20" table:number-columns-spanned="4" office:value-type="string">
            <text:p text:style-name="P27">( <text:span text:style-name="T17">{par}</text:span> ) Transporte com parceiros/terceiros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7">{pti}</text:span> ) Veículo Fundação PTI-BR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2">Nome do condutor: <text:span text:style-name="T17">{condutor}</text:span></text:p>
            <text:p text:style-name="P22">Nº da CNH: <text:span text:style-name="T17">{cnh}</text:span></text:p>
            <text:p text:style-name="P22">Validade: <text:span text:style-name="T17">{validadeCNH}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7">{retiradaVeiculo}</text:span></text:p>
            <text:p text:style-name="P10">Data/Hora devolução do veículo na agência: <text:span text:style-name="T17">{devolucaoVeiculo}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0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2"/>
            <text:p text:style-name="P22">Data: <text:span text:style-name="T17">{dtEntradaHosp}</text:span></text:p>
            <text:p text:style-name="P22">Horário de entrada: <text:span text:style-name="T17">{horaEntradaHosp}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2"/>
            <text:p text:style-name="P22">Data: <text:span text:style-name="T17">{dtSaidaHosp}</text:span> </text:p>
            <text:p text:style-name="P22">Horário de saída: <text:span text:style-name="T17">{horaSaidaHosp}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{Aluguel de veículos (locado fora de Foz)}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{Combustível}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{Estacionamento}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{Passagens rodoviárias (metrô/ônibus)}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{Passagens rodoviárias internacionais}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{Pedágio}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{Seguro internacional (obrigatório)}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{Táxi}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34">{outros}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8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10T15:05:53.720183353</dc:date>
    <meta:print-date>2017-02-24T16:35:00Z</meta:print-date>
    <meta:editing-cycles>104</meta:editing-cycles>
    <meta:editing-duration>PT17H52M59S</meta:editing-duration>
    <meta:document-statistic meta:table-count="2" meta:image-count="1" meta:object-count="0" meta:page-count="2" meta:paragraph-count="76" meta:word-count="328" meta:character-count="2358" meta:non-whitespace-character-count="2036"/>
    <meta:template xlink:type="simple" xlink:actuate="onRequest" xlink:title="" xlink:href="../FORM.AP.001%20-%20Formulário%20Apoio%20Requisição%20de%20Viagem%20-%20Felipe%20-%2004-10.odt/Normal"/>
  </office:meta>
</office:document-meta>
</file>